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a1c3" officeooo:paragraph-rsid="001aa1c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aa1c3"/>
    </style:style>
    <style:style style:name="P4" style:family="paragraph" style:parent-style-name="Standard">
      <style:paragraph-properties fo:text-align="start" style:justify-single-word="false"/>
      <style:text-properties officeooo:paragraph-rsid="001bf460"/>
    </style:style>
    <style:style style:name="P5" style:family="paragraph" style:parent-style-name="Standard">
      <style:paragraph-properties fo:text-align="start" style:justify-single-word="false"/>
      <style:text-properties fo:font-weight="bold" officeooo:rsid="001aa1c3" officeooo:paragraph-rsid="001aa1c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bf460" officeooo:paragraph-rsid="001bf46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text-underline-style="none" fo:font-weight="bold" officeooo:rsid="001aa1c3" style:font-size-asian="10.5pt" style:font-weight-asian="bold" style:font-size-complex="12pt" style:font-weight-complex="bold"/>
    </style:style>
    <style:style style:name="T3" style:family="text">
      <style:text-properties fo:font-size="12pt" style:text-underline-style="none" fo:font-weight="bold" officeooo:rsid="001bf460" style:font-size-asian="10.5pt" style:font-weight-asian="bold" style:font-size-complex="12pt" style:font-weight-complex="bold"/>
    </style:style>
    <style:style style:name="T4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aa1c3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bf460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fo:font-size="12pt" style:text-underline-style="none" officeooo:rsid="001bf46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ive phase information for detecting human speech and spoofed speech</text:p>
      <text:p text:style-name="P2">Link: <text:a xlink:type="simple" xlink:href="http://www.slp.cs.tut.ac.jp/nakagawa/pdfs/iWang2015.pdf" text:style-name="Internet_20_link" text:visited-style-name="Visited_20_Internet_20_Link"><text:span text:style-name="T1">http://www.slp.cs.tut.ac.jp/nakagawa/pdfs/iWang2015.pdf</text:span></text:a></text:p>
      <text:p text:style-name="P2"><text:span text:style-name="T1"/></text:p>
      <text:p text:style-name="P2">1. Key Idea:</text:p>
      <text:p text:style-name="P3"><text:span text:style-name="T2"><text:tab/></text:span><text:span text:style-name="T5">The main idea of this research paper is to spoof the speech by using </text:span><text:span text:style-name="T1">relative phase information extracted from a Fourier spectrum</text:span><text:span text:style-name="T5">.</text:span></text:p>
      <text:p text:style-name="P3"><text:span text:style-name="T5"/></text:p>
      <text:p text:style-name="P5"><text:span text:style-name="T7">2. Background Knowledge:</text:span></text:p>
      <text:p text:style-name="P3"><text:span text:style-name="T2"><text:tab/></text:span><text:span text:style-name="T5">R</text:span><text:span text:style-name="T7">elative phase information does not contain any magnitude spectrum and cannot normalize the phase variation by cutting positions, it is expected to achieve a better performance than other phase relative features such as the group delay based feature. Furthermore, the relative phase information is combined with modified group delay for spoofing detection.</text:span></text:p>
      <text:p text:style-name="P3"><text:span text:style-name="T7"/></text:p>
      <text:p text:style-name="P5"><text:span text:style-name="T7">3. Assumption:</text:span></text:p>
      <text:p text:style-name="P5"><text:span text:style-name="T7"><text:tab/></text:span></text:p>
      <text:p text:style-name="P5"><text:span text:style-name="T7">4. Contribution:</text:span></text:p>
      <text:p text:style-name="P3"><text:span text:style-name="T2"><text:tab/></text:span><text:span text:style-name="T6">The traditional relative phase information is dependent on frequencies: the base frequency and other frequency, and spectrum. However, a problem arise with this method when comparing two phase values. When the difference of these frequencies results as 0 there is no frequency left. Therefore, in this paper they modified the phase into coordinates on a unit circle.</text:span></text:p>
      <text:p text:style-name="P3"><text:span text:style-name="T6"/></text:p>
      <text:p text:style-name="P6"><text:span text:style-name="T7">5. Critical Points:</text:span></text:p>
      <text:p text:style-name="P4"><text:span text:style-name="T3"><text:tab/></text:span><text:span text:style-name="T6">By combining the techniques Mel-Frequency Cepstral Coefficient (MFCC) and modified group delay cepstral coefficients (MGDCC), the equal error ratio (EER) was </text:span><text:span text:style-name="T4">reduced to 0.002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9:26:43.669566900</meta:creation-date>
    <dc:date>2018-09-15T19:59:48.265162781</dc:date>
    <meta:editing-duration>PT8M12S</meta:editing-duration>
    <meta:editing-cycles>1</meta:editing-cycles>
    <meta:document-statistic meta:table-count="0" meta:image-count="0" meta:object-count="0" meta:page-count="1" meta:paragraph-count="12" meta:word-count="180" meta:character-count="1251" meta:non-whitespace-character-count="1077"/>
    <meta:generator>LibreOffice/6.0.3.2$Linux_X86_64 LibreOffice_project/00m0$Build-2</meta:generator>
  </office:meta>
</office:document-meta>
</file>